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ethodArgumentResolverTests.params( @ RequestHeader ( name = "name" , defaultValue = "bar" ) String param1 , @ RequestHeader ( "name" ) String [ ] param2 , @ RequestHeader ( name = "name" , defaultValue = "#{systemProperties.systemProperty}" ) String param3 , @ RequestHeader ( "#{systemProperties.systemProperty}" ) String param4 , @ RequestHeader ( "${systemProperty}" ) String param5 , @ RequestHeader ( "name" ) Map &lt; ? , ? &gt; unsupported , @ RequestHeader ( "name" ) Date dateParam , @ RequestHeader ( "name" ) Instant instantParam , @ RequestHeader Mono &lt; String &gt; alsoNot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Header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HeaderMethodArgumentResolverTests.resolveStrin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ethodArgumentResolverTests.resolv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Tests.resolveDefaultValu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Header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ethodArgumentResolverTests.resolveStringArra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ethodArgumentResolverTests.resolveNameFromSystemPropertyThroug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HeaderMethodArgumentResolv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Tests.dat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ethodArgumentResolverTests.insta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ethodArgumentResolverTests.resolveNameFromSystemPropertyThrough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